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text-properties officeooo:rsid="001c3377" officeooo:paragraph-rsid="001c3377"/>
    </style:style>
    <style:style style:name="P2" style:family="paragraph" style:parent-style-name="Standard">
      <style:text-properties fo:font-size="20pt"/>
    </style:style>
    <style:style style:name="P3" style:family="paragraph" style:parent-style-name="Standard">
      <style:text-properties fo:font-size="20pt" officeooo:paragraph-rsid="001dc260"/>
    </style:style>
    <style:style style:name="P4" style:family="paragraph" style:parent-style-name="Standard">
      <style:text-properties fo:font-size="20pt" officeooo:paragraph-rsid="0022de7b"/>
    </style:style>
    <style:style style:name="P5" style:family="paragraph" style:parent-style-name="Standard">
      <style:text-properties officeooo:paragraph-rsid="0027b815"/>
    </style:style>
    <style:style style:name="T1" style:family="text">
      <style:text-properties fo:font-size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4">J’admire mon grand-père parce que il est gentil et doux. Il étail un person qui aussi était très calm et genorous.</text:p>
      <text:p text:style-name="P4"/>
      <text:p text:style-name="P4">Il adorait des enfants et des autres qui habitient dans sa ville. Touts les jour, il s’est levé tôt. Après prend le peti dejouner il est parti pour travaille. <text:s/>Il a fait beaucoup de jeux pour des enfants. Parfois, il a doné les enfants des cadeux que il a fait. Il aimait bien son metier.</text:p>
      <text:p text:style-name="P4"/>
      <text:p text:style-name="P3">Il voyageait beaucoup. Il a dèja visité certaines pays par example chine et japon. Il a vu quelques lieus qui sont très interéssant. Quand il a voyagé il a souvent acheté des cadeux pour moi, mes prères et mes soeurs. </text:p>
      <text:p text:style-name="P3"/>
      <text:p text:style-name="P5"><text:span text:style-name="T1">Parce que il a grand connaissance il fréquemment racontait des intéressant histories pour moi. Mon grand-père est un person que j’aime le plus bi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c3377" officeooo:paragraph-rsid="001c3377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PHAM Hoang Son<text:tab/> <text:s text:c="70"/>Defi4: Mon grand-père, ce héro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5T11:02:15.966111394</meta:creation-date>
    <dc:date>2020-03-25T11:54:10.723324489</dc:date>
    <meta:editing-duration>PT29M27S</meta:editing-duration>
    <meta:editing-cycles>14</meta:editing-cycles>
    <meta:generator>LibreOffice/6.0.1.1$MacOSX_X86_64 LibreOffice_project/60bfb1526849283ce2491346ed2aa51c465abfe6</meta:generator>
    <meta:document-statistic meta:table-count="0" meta:image-count="0" meta:object-count="0" meta:page-count="1" meta:paragraph-count="5" meta:word-count="148" meta:character-count="885" meta:non-whitespace-character-count="669"/>
  </office:meta>
</office:document-meta>
</file>